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8.494cm" fo:margin-left="-0.208cm" fo:margin-top="0cm" fo:margin-bottom="0cm" table:align="left" style:writing-mode="lr-tb"/>
    </style:style>
    <style:style style:name="표1.A" style:family="table-column">
      <style:table-column-properties style:column-width="1.489cm"/>
    </style:style>
    <style:style style:name="표1.B" style:family="table-column">
      <style:table-column-properties style:column-width="17.004cm"/>
    </style:style>
    <style:style style:name="표1.1" style:family="table-row">
      <style:table-row-properties style:min-row-height="15cm" style:keep-together="true" fo:keep-together="auto"/>
    </style:style>
    <style:style style:name="표1.A1" style:family="table-cell">
      <style:table-cell-properties style:vertical-align="middle" fo:padding-left="0.018cm" fo:padding-right="0.018cm" fo:padding-top="0cm" fo:padding-bottom="0cm" fo:border="0.018cm solid #00000a"/>
    </style:style>
    <style:style style:name="표1.B1" style:family="table-cell">
      <style:table-cell-properties fo:padding-left="0.018cm" fo:padding-right="0.018cm" fo:padding-top="0cm" fo:padding-bottom="0cm" fo:border="0.018cm solid #00000a"/>
    </style:style>
    <style:style style:name="표1.2" style:family="table-row">
      <style:table-row-properties style:min-row-height="7.463cm" style:keep-together="true" fo:keep-together="auto"/>
    </style:style>
    <style:style style:name="표2" style:family="table">
      <style:table-properties style:width="18.494cm" fo:margin-left="-0.208cm" fo:margin-top="0cm" fo:margin-bottom="0cm" table:align="left" style:writing-mode="lr-tb"/>
    </style:style>
    <style:style style:name="표2.A" style:family="table-column">
      <style:table-column-properties style:column-width="1.489cm"/>
    </style:style>
    <style:style style:name="표2.B" style:family="table-column">
      <style:table-column-properties style:column-width="17.004cm"/>
    </style:style>
    <style:style style:name="표2.1" style:family="table-row">
      <style:table-row-properties style:min-row-height="15cm" style:keep-together="true" fo:keep-together="auto"/>
    </style:style>
    <style:style style:name="표2.A1" style:family="table-cell">
      <style:table-cell-properties style:vertical-align="middle" fo:padding-left="0.018cm" fo:padding-right="0.018cm" fo:padding-top="0cm" fo:padding-bottom="0cm" fo:border="0.018cm solid #00000a"/>
    </style:style>
    <style:style style:name="표2.B1" style:family="table-cell">
      <style:table-cell-properties fo:padding-left="0.018cm" fo:padding-right="0.018cm" fo:padding-top="0cm" fo:padding-bottom="0cm" fo:border="0.018cm solid #00000a"/>
    </style:style>
    <style:style style:name="표2.2" style:family="table-row">
      <style:table-row-properties style:min-row-height="7.463cm" style:keep-together="true" fo:keep-together="auto"/>
    </style:style>
    <style:style style:name="표3" style:family="table">
      <style:table-properties style:width="18.494cm" fo:margin-left="-0.208cm" fo:margin-top="0cm" fo:margin-bottom="0cm" table:align="left" style:writing-mode="lr-tb"/>
    </style:style>
    <style:style style:name="표3.A" style:family="table-column">
      <style:table-column-properties style:column-width="1.489cm"/>
    </style:style>
    <style:style style:name="표3.B" style:family="table-column">
      <style:table-column-properties style:column-width="17.004cm"/>
    </style:style>
    <style:style style:name="표3.1" style:family="table-row">
      <style:table-row-properties style:min-row-height="15cm" style:keep-together="true" fo:keep-together="auto"/>
    </style:style>
    <style:style style:name="표3.A1" style:family="table-cell">
      <style:table-cell-properties style:vertical-align="middle" fo:padding-left="0.018cm" fo:padding-right="0.018cm" fo:padding-top="0cm" fo:padding-bottom="0cm" fo:border="0.018cm solid #00000a"/>
    </style:style>
    <style:style style:name="표3.B1" style:family="table-cell">
      <style:table-cell-properties fo:padding-left="0.018cm" fo:padding-right="0.018cm" fo:padding-top="0cm" fo:padding-bottom="0cm" fo:border="0.018cm solid #00000a"/>
    </style:style>
    <style:style style:name="표3.2" style:family="table-row">
      <style:table-row-properties style:min-row-height="7.463cm"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orphans="2" fo:widows="2"/>
      <style:text-properties fo:font-size="8pt" style:font-size-asian="8pt" style:font-size-complex="8pt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 fo:text-align="center" style:justify-single-word="false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style:style style:name="T2" style:family="text">
      <style:text-properties fo:font-weight="bold" style:font-weight-asian="bold" style:font-size-complex="10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style:language-asian="ko" style:country-asian="K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주간 진행 보고서</text:span></text:p>
      <text:p text:style-name="P1"><text:span text:style-name="T2">2023.04.17 ~ 2023.04.23</text:span>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5"><text:span text:style-name="T3">주</text:span></text:p>
            <text:p text:style-name="P5"><text:span text:style-name="T3">간</text:span></text:p>
            <text:p text:style-name="P5"><text:span text:style-name="T3">진</text:span></text:p>
            <text:p text:style-name="P5"><text:span text:style-name="T3">행</text:span></text:p>
            <text:p text:style-name="P5"><text:span text:style-name="T3">사</text:span></text:p>
            <text:p text:style-name="P5"><text:span text:style-name="T3">항</text:span></text:p>
          </table:table-cell>
          <table:table-cell table:style-name="표1.B1" office:value-type="string">
            <text:p text:style-name="P6">1. <text:s/>용병 등록 화면 / 용병 등록 리스트 화면</text:p>
            <text:p text:style-name="P6">- eclipse에서 대략적인 폼 구성</text:p>
            <text:p text:style-name="P6"><text:s/></text:p>
            <text:p text:style-name="P6">2. 용병 등록 화면</text:p>
            <text:p text:style-name="P6"><text:s/>- visual studio에서 bootstrap 적용해서 UI틀 짜기</text:p>
            <text:p text:style-name="P6"><text:s/></text:p>
            <text:p text:style-name="P6"/>
            <text:p text:style-name="P6"/>
            <text:p text:style-name="P6">미 진행 &amp; 문제</text:p>
            <text:p text:style-name="P6">1. <text:s/>eclipse에서 용병 신청 화면 / 용병 신청 리스트 화면 폼 구성이 되지 않음</text:p>
            <text:p text:style-name="P6"/>
            <text:p text:style-name="P6"/>
          </table:table-cell>
        </table:table-row>
        <table:table-row table:style-name="표1.2">
          <table:table-cell table:style-name="표1.A1" office:value-type="string">
            <text:p text:style-name="P5"><text:span text:style-name="T3">다</text:span></text:p>
            <text:p text:style-name="P5"><text:span text:style-name="T3">음</text:span></text:p>
            <text:p text:style-name="P5"><text:span text:style-name="T3">주</text:span></text:p>
            <text:p text:style-name="P5"><text:span text:style-name="T3">진</text:span></text:p>
            <text:p text:style-name="P5"><text:span text:style-name="T3">행</text:span></text:p>
            <text:p text:style-name="P5"><text:span text:style-name="T3">계</text:span></text:p>
            <text:p text:style-name="P5"><text:span text:style-name="T3">획</text:span></text:p>
          </table:table-cell>
          <table:table-cell table:style-name="표1.B1" office:value-type="string">
            <text:p text:style-name="P4">1. 용병 등록 화면 / 용병 등록 리스트 / 용병 신청 화면 / 용병 신청 리스트 화면 UI틀 완성하기</text:p>
            <text:p text:style-name="P4"/>
            <text:p text:style-name="P4">2. DB 테이블 생성 후 임시 값들을 넣은 후 각 화면에서 값을 제대로 받아오는지 확인하기</text:p>
            <text:p text:style-name="P4"/>
            <text:p text:style-name="P4">3. 디자인 구상</text:p>
          </table:table-cell>
        </table:table-row>
      </table:table>
      <text:p text:style-name="P2"/>
      <text:p text:style-name="P3"/>
      <text:p text:style-name="P7"><text:span text:style-name="T1">주간 진행 보고서</text:span></text:p>
      <text:p text:style-name="P1"><text:span text:style-name="T2">2023.04.24 ~ 2023.04.30</text:span>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5"><text:span text:style-name="T3">주</text:span></text:p>
            <text:p text:style-name="P5"><text:span text:style-name="T3">간</text:span></text:p>
            <text:p text:style-name="P5"><text:span text:style-name="T3">진</text:span></text:p>
            <text:p text:style-name="P5"><text:span text:style-name="T3">행</text:span></text:p>
            <text:p text:style-name="P5"><text:span text:style-name="T3">사</text:span></text:p>
            <text:p text:style-name="P5"><text:span text:style-name="T3">항</text:span></text:p>
          </table:table-cell>
          <table:table-cell table:style-name="표2.B1" office:value-type="string">
            <text:p text:style-name="P6">1. <text:span text:style-name="T4">용병 등록 화면 / 등록 리스트 화면 / 용병 신청 화면 / 신청 리스트 화면</text:span></text:p>
            <text:p text:style-name="P6"><text:s/>- eclipse <text:span text:style-name="T4">폼 구성</text:span></text:p>
            <text:p text:style-name="P6"><text:span text:style-name="T4"/></text:p>
            <text:p text:style-name="P6">2. <text:s/><text:span text:style-name="T4">용병 등록 화면 / 등록 리스트 화면 / 용병 신청 화면</text:span></text:p>
            <text:p text:style-name="P6"><text:s/>- <text:span text:style-name="T4">해당 기능 구현 (신청화면의 신청 버튼을 눌렀을 때의 기능은 미완)</text:span></text:p>
            <text:p text:style-name="P6"><text:s/></text:p>
            <text:p text:style-name="P6"/>
            <text:p text:style-name="P6"/>
            <text:p text:style-name="P6">미 진행 &amp; 문제</text:p>
            <text:p text:style-name="P6">1. <text:span text:style-name="T4">용병 신청 리스트의 기능 구현이 아직 되지 않음</text:span></text:p>
            <text:p text:style-name="P6">2. D<text:span text:style-name="T4">ataBase에서 값을 기능에 맞게 가져오는지 아직 확인되지 않음</text:span></text:p>
            <text:p text:style-name="P6">3. eclipse<text:span text:style-name="T4">에서 kakao api를 인식하지 못함.</text:span></text:p>
            <text:p text:style-name="P6"/>
          </table:table-cell>
        </table:table-row>
        <table:table-row table:style-name="표2.2">
          <table:table-cell table:style-name="표2.A1" office:value-type="string">
            <text:p text:style-name="P5"><text:span text:style-name="T3">다</text:span></text:p>
            <text:p text:style-name="P5"><text:span text:style-name="T3">음</text:span></text:p>
            <text:p text:style-name="P5"><text:span text:style-name="T3">주</text:span></text:p>
            <text:p text:style-name="P5"><text:span text:style-name="T3">진</text:span></text:p>
            <text:p text:style-name="P5"><text:span text:style-name="T3">행</text:span></text:p>
            <text:p text:style-name="P5"><text:span text:style-name="T3">계</text:span></text:p>
            <text:p text:style-name="P5"><text:span text:style-name="T3">획</text:span></text:p>
          </table:table-cell>
          <table:table-cell table:style-name="표2.B1" office:value-type="string">
            <text:p text:style-name="P4">1. <text:span text:style-name="T4">용병 관련 화면 기능 구현 마무리</text:span></text:p>
            <text:p text:style-name="P4"/>
            <text:p text:style-name="P4">2. <text:span text:style-name="T4">DataBase값 제대로 가져오는지 test 마무리</text:span></text:p>
            <text:p text:style-name="P4"/>
            <text:p text:style-name="P4">3. <text:span text:style-name="T4">용병 화면 UX 마무리</text:span></text:p>
          </table:table-cell>
        </table:table-row>
      </table:table>
      <text:p text:style-name="P2"/>
      <text:p text:style-name="P3"/>
      <text:p text:style-name="P7"><text:span text:style-name="T1">주간 진행 보고서</text:span></text:p>
      <text:p text:style-name="P1"><text:span text:style-name="T2">2023.04.03 ~ 2023.04.09</text:span>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5"><text:span text:style-name="T3">주</text:span></text:p>
            <text:p text:style-name="P5"><text:span text:style-name="T3">간</text:span></text:p>
            <text:p text:style-name="P5"><text:span text:style-name="T3">진</text:span></text:p>
            <text:p text:style-name="P5"><text:span text:style-name="T3">행</text:span></text:p>
            <text:p text:style-name="P5"><text:span text:style-name="T3">사</text:span></text:p>
            <text:p text:style-name="P5"><text:span text:style-name="T3">항</text:span></text:p>
          </table:table-cell>
          <table:table-cell table:style-name="표3.B1" office:value-type="string">
            <text:p text:style-name="P6">1. XXXX</text:p>
            <text:p text:style-name="P6"><text:s/>- XXXXXX (XXX 수정)</text:p>
            <text:p text:style-name="P6">2. XXXX</text:p>
            <text:p text:style-name="P6"><text:s/>- XXXXXX (XXX 하는 기능)</text:p>
            <text:p text:style-name="P6"><text:s/>- XXXXXx</text:p>
            <text:p text:style-name="P6">3. XXXX</text:p>
            <text:p text:style-name="P6"><text:s/>- XXXXXX</text:p>
            <text:p text:style-name="P6"><text:s/>- XXXXXx</text:p>
            <text:p text:style-name="P6"><text:s/>- XXXXX</text:p>
            <text:p text:style-name="P6"/>
            <text:p text:style-name="P6"/>
            <text:p text:style-name="P6">미 진행 &amp; 문제</text:p>
            <text:p text:style-name="P6">1. XXXX</text:p>
            <text:p text:style-name="P6">2. xXXX</text:p>
            <text:p text:style-name="P6"/>
            <text:p text:style-name="P6">최대한 상세하게//</text:p>
          </table:table-cell>
        </table:table-row>
        <table:table-row table:style-name="표3.2">
          <table:table-cell table:style-name="표3.A1" office:value-type="string">
            <text:p text:style-name="P5"><text:span text:style-name="T3">다</text:span></text:p>
            <text:p text:style-name="P5"><text:span text:style-name="T3">음</text:span></text:p>
            <text:p text:style-name="P5"><text:span text:style-name="T3">주</text:span></text:p>
            <text:p text:style-name="P5"><text:span text:style-name="T3">진</text:span></text:p>
            <text:p text:style-name="P5"><text:span text:style-name="T3">행</text:span></text:p>
            <text:p text:style-name="P5"><text:span text:style-name="T3">계</text:span></text:p>
            <text:p text:style-name="P5"><text:span text:style-name="T3">획</text:span></text:p>
          </table:table-cell>
          <table:table-cell table:style-name="표3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6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margin-top="0cm" fo:margin-bottom="0.282cm" fo:line-height="106%" fo:text-align="justify" style:justify-single-word="false" fo:orphans="0" fo:widows="0" fo:hyphenation-ladder-count="no-limit" style:text-autospace="ideograph-alpha" style:punctuation-wrap="hanging" style:line-break="strict" style:tab-stop-distance="1.411cm" style:writing-mode="page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2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이 석준</meta:initial-creator>
    <dc:creator>ej c</dc:creator>
    <meta:editing-cycles>3</meta:editing-cycles>
    <meta:creation-date>2023-04-21T15:01:00</meta:creation-date>
    <dc:date>2023-04-28T17:46:08.65</dc:date>
    <meta:editing-duration>PT1S</meta:editing-duration>
    <meta:generator>OpenOffice/4.1.13$Win32 OpenOffice.org_project/4113m1$Build-9810</meta:generator>
    <meta:document-statistic meta:table-count="3" meta:image-count="0" meta:object-count="0" meta:page-count="3" meta:paragraph-count="84" meta:word-count="471" meta:character-count="8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